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eeMarkerMacroTests.testForm1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eeMarkerMacroTests.testMessageArgsWithDefaul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MacroTests.testMessage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MacroTests.testForm1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eeMarkerMacroTests.testForm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MacroTests.testForm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MacroTests.testUrl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MacroTests.tes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MacroTests.testDefaul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MacroTests.testThemeArgsWithDefaul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MacroTests.testForm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MacroTests.testDefaultT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MacroTests.testT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MacroTests.getMacroOutpu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FreeMarkerMacroTests.fetchMacro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reeMarkerMacroTests.storeTemplateInTempDir( String macr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reeMarkerMacroTests.testForm1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MacroTests.loadMacr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eeMarkerMacroTests.testForm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MacroTests.testForm1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reeMarkerMacroTests.testSpringMacroRequestContextAttributeU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reeMarkerMacroTests.testForm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MacroTests.testForm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MacroTests.processTemplate( Template template , SimpleHash fmModel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reeMarkerMacroTests.tes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MacroTests.testTheme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MacroTests.te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MacroTests.testForm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MacroTests.testForm1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MacroTests.processTemplate( Template template , SimpleHash model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MacroTests.testExposeSpringMacroHelp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reeMarkerMacro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reeMarkerMacroTests.testForm1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MacroTests.tes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MacroTests.getOut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